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>
      <style:paragraph-properties fo:text-align="center"/>
    </style:style>
    <style:style style:name="T1" style:family="text">
      <style:text-properties style:font-name="Arial1" style:font-name-asian="Microsoft YaHei" style:font-name-complex="Arial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2cm" svg:stroke-color="#ff3333" draw:marker-start-width="0.504cm" draw:marker-end-width="0.504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2cm" svg:stroke-color="#ff3333" draw:marker-start-width="0.504cm" draw:marker-end-width="0.504cm" draw:fill="none" draw:textarea-horizontal-align="center" draw:textarea-vertical-align="middle" fo:padding-top="0.049cm" fo:padding-bottom="0.049cm" fo:padding-left="0.049cm" fo:padding-right="0.04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DESCRIPTION DE LA ZONE ETUDI<text:span text:style-name="T1">É</text:span>E</text:h>
      <text:p text:style-name="P1"/>
      <text:p text:style-name="P2"><draw:frame draw:style-name="fr1" draw:name="images1" text:anchor-type="paragraph" svg:width="17cm" svg:height="7.611cm" draw:z-index="0"><draw:image/></draw:frame><draw:rect text:anchor-type="paragraph" draw:z-index="2" draw:style-name="gr2" draw:text-style-name="P5" svg:width="1.292cm" svg:height="0.435cm" svg:x="0.101cm" svg:y="7.738cm"><text:p/></draw:rect><draw:rect text:anchor-type="paragraph" draw:z-index="1" draw:style-name="gr1" draw:text-style-name="P5" svg:width="3.266cm" svg:height="0.593cm" draw:transform="skewX (-0.103847090493643) rotate (0.732689219987081) translate (7.58119444444445cm 4.26861111111111cm)"><text:p/></draw:rect> <text:s/>zone d'étude</text:p>
      <text:p text:style-name="P2"/>
      <text:p text:style-name="P2">Les observations répertoriées dans les différents documents, n'ont pas été observées uniquement dans la zone d'étude, mais à partir de la zone d'étude.</text:p>
      <text:p text:style-name="P2"/>
      <text:p text:style-name="P2">Cette zone, appartenant à la commune de Palavas-les-Flôts, se situe à proximité de la ville : les première habitations sont à une centaine de mètres, et la ville en elle-même à moins de 2 km.</text:p>
      <text:p text:style-name="P2"/>
      <text:p text:style-name="P2">Elle mesure environ 34 mètres de long et 1 mètre de lar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ène Godard-Cadillac</meta:initial-creator>
    <meta:creation-date>2017-10-30T16:02:27.47</meta:creation-date>
    <dc:date>2017-11-19T19:49:36.45</dc:date>
    <dc:creator>Silène Godard-Cadillac</dc:creator>
    <meta:editing-duration>PT44M20S</meta:editing-duration>
    <meta:editing-cycles>4</meta:editing-cycles>
    <meta:generator>OpenOffice/4.1.3$Win32 OpenOffice.org_project/413m1$Build-9783</meta:generator>
    <meta:document-statistic meta:table-count="0" meta:image-count="1" meta:object-count="0" meta:page-count="1" meta:paragraph-count="5" meta:word-count="77" meta:character-count="445"/>
  </office:meta>
</office:document-meta>
</file>